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#FFC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0316666666667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3483333333333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>
      <style:map style:condition="of:cell-content()&lt;[.$H$4]" style:apply-style-name="cf5" style:base-cell-address="Leaderboard.B2"/>
      <style:map style:condition="of:cell-content-is-between([.$H$3],[.$H$4])" style:apply-style-name="cf4" style:base-cell-address="Leaderboard.B2"/>
      <style:map style:condition="of:cell-content-is-between([.$H$2],[.$H$3])" style:apply-style-name="cf3" style:base-cell-address="Leaderboard.B2"/>
      <style:map style:condition="of:cell-content()&gt;[.$H$2]" style:apply-style-name="cf2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90.3" table:formula="of:=SUM([.C2:.E2])*1.4" table:style-name="ce5">
            <text:p>90,3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39" table:formula="of:=[Тесты.B2]" table:style-name="ce1">
            <text:p>39</text:p>
          </table:table-cell>
          <table:table-cell office:value-type="float" office:value="25.5" table:formula="of:=[Лабы.B2]" table:style-name="ce1">
            <text:p>25,5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94.28" table:formula="of:=MAX([.$B$2:.$B$50])*0.8" table:style-name="ce2">
            <text:p>94,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8" table:formula="of:=SUM([.C3:.E3])" table:style-name="ce5">
            <text:p>8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8" table:formula="of:=[Тесты.B3]" table:style-name="ce1">
            <text:p>8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70.709999999999994" table:formula="of:=MAX([.$B$2:.$B$50])*0.6" table:style-name="ce3">
            <text:p>70,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5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23.57" table:formula="of:=MAX([.$B$2:.$B$50])*0.2" table:style-name="ce4">
            <text:p>23,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83.699999999999989" table:formula="of:=SUM([.C5:.E5])" table:style-name="ce5">
            <text:p>83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48" table:formula="of:=[Тесты.B5]" table:style-name="ce1">
            <text:p>48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73.5" table:formula="of:=SUM([.C6:.E6])" table:style-name="ce5">
            <text:p>73,5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48" table:formula="of:=[Тесты.B6]" table:style-name="ce1">
            <text:p>48</text:p>
          </table:table-cell>
          <table:table-cell office:value-type="float" office:value="25.5" table:formula="of:=[Лабы.B6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75" table:formula="of:=SUM([.C7:.E7])" table:style-name="ce5">
            <text:p>75</text:p>
          </table:table-cell>
          <table:table-cell office:value-type="float" office:value="51" table:formula="of:=[Сообщения.B7]" table:style-name="ce1">
            <text:p>51</text:p>
          </table:table-cell>
          <table:table-cell office:value-type="float" office:value="24" table:formula="of:=[Тесты.B7]" table:style-name="ce1">
            <text:p>24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9.699999999999996" table:formula="of:=SUM([.C8:.E8])" table:style-name="ce5">
            <text:p>59,7</text:p>
          </table:table-cell>
          <table:table-cell office:value-type="float" office:value="35.699999999999996" table:formula="of:=[Сообщения.B8]" table:style-name="ce1">
            <text:p>35,7</text:p>
          </table:table-cell>
          <table:table-cell office:value-type="float" office:value="24" table:formula="of:=[Тесты.B8]" table:style-name="ce1">
            <text:p>24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17.85" table:formula="of:=SUM([.C9:.E9])" table:style-name="ce5">
            <text:p>117,85</text:p>
          </table:table-cell>
          <table:table-cell office:value-type="float" office:value="51" table:formula="of:=[Сообщения.B9]" table:style-name="ce1">
            <text:p>51</text:p>
          </table:table-cell>
          <table:table-cell office:value-type="float" office:value="49" table:formula="of:=[Тесты.B9]" table:style-name="ce1">
            <text:p>49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96.4" table:formula="of:=SUM([.C10:.E10])" table:style-name="ce5">
            <text:p>96,4</text:p>
          </table:table-cell>
          <table:table-cell office:value-type="float" office:value="45.9" table:formula="of:=[Сообщения.B10]" table:style-name="ce1">
            <text:p>45,9</text:p>
          </table:table-cell>
          <table:table-cell office:value-type="float" office:value="25" table:formula="of:=[Тесты.B10]" table:style-name="ce1">
            <text:p>25</text:p>
          </table:table-cell>
          <table:table-cell office:value-type="float" office:value="25.5" table:formula="of:=[Лабы.B10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5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29" table:formula="of:=SUM([.C12:.E12])" table:style-name="ce5">
            <text:p>29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29" table:formula="of:=[Тесты.B12]" table:style-name="ce1">
            <text:p>29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117.75" table:formula="of:=SUM([.C13:.E13])" table:style-name="ce5">
            <text:p>117,75</text:p>
          </table:table-cell>
          <table:table-cell office:value-type="float" office:value="40.799999999999997" table:formula="of:=[Сообщения.B13]" table:style-name="ce1">
            <text:p>40,8</text:p>
          </table:table-cell>
          <table:table-cell office:value-type="float" office:value="54" table:formula="of:=[Тесты.B13]" table:style-name="ce1">
            <text:p>54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60.95" table:formula="of:=SUM([.C14:.E14])" table:style-name="ce5">
            <text:p>60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38" table:formula="of:=[Тесты.B14]" table:style-name="ce1">
            <text:p>38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52.5" table:formula="of:=SUM([.C15:.E15])" table:style-name="ce5">
            <text:p>52,5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27" table:formula="of:=[Тесты.B15]" table:style-name="ce1">
            <text:p>27</text:p>
          </table:table-cell>
          <table:table-cell office:value-type="float" office:value="25.5" table:formula="of:=[Лабы.B15]" table:style-name="ce1">
            <text:p>25,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84.798299999999998" table:formula="of:=SUM([.C16:.E16])" table:style-name="ce5">
            <text:p>84,7983</text:p>
          </table:table-cell>
          <table:table-cell office:value-type="float" office:value="35.699999999999996" table:formula="of:=[Сообщения.B16]" table:style-name="ce1">
            <text:p>35,7</text:p>
          </table:table-cell>
          <table:table-cell office:value-type="float" office:value="27" table:formula="of:=[Тесты.B16]" table:style-name="ce1">
            <text:p>27</text:p>
          </table:table-cell>
          <table:table-cell office:value-type="float" office:value="22.098299999999998" table:formula="of:=[Лабы.B16]" table:style-name="ce1">
            <text:p>22,09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42" table:formula="of:=SUM([.C17:.E17])" table:style-name="ce5">
            <text:p>42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42" table:formula="of:=[Тесты.B17]" table:style-name="ce1">
            <text:p>42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5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2">
          <table:table-cell table:number-columns-repeated="16384"/>
        </table:table-row>
      </table:table>
      <table:table table:name="Тесты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39" table:formula="of:=SUMPRODUCT(([.C2:.Z2]&lt;&gt;&quot;&quot;)*(COUNTA([.$A$2:.$A$50]) - [.C2:.Z2] + 1))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8" table:formula="of:=SUMPRODUCT(([.C3:.Z3]&lt;&gt;&quot;&quot;)*(COUNTA([.$A$2:.$A$50]) - [.C3:.Z3] + 1))" table:style-name="ce1">
            <text:p>8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48" table:formula="of:=SUMPRODUCT(([.C5:.Z5]&lt;&gt;&quot;&quot;)*(COUNTA([.$A$2:.$A$50]) - [.C5:.Z5] + 1))" table:style-name="ce1">
            <text:p>4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48" table:formula="of:=SUMPRODUCT(([.C6:.Z6]&lt;&gt;&quot;&quot;)*(COUNTA([.$A$2:.$A$50]) - [.C6:.Z6] + 1))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24" table:formula="of:=SUMPRODUCT(([.C7:.Z7]&lt;&gt;&quot;&quot;)*(COUNTA([.$A$2:.$A$50]) - [.C7:.Z7] + 1))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24" table:formula="of:=SUMPRODUCT(([.C8:.Z8]&lt;&gt;&quot;&quot;)*(COUNTA([.$A$2:.$A$50]) - [.C8:.Z8] + 1))" table:style-name="ce1">
            <text:p>2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49" table:formula="of:=SUMPRODUCT(([.C9:.Z9]&lt;&gt;&quot;&quot;)*(COUNTA([.$A$2:.$A$50]) - [.C9:.Z9] + 1))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25" table:formula="of:=SUMPRODUCT(([.C10:.Z10]&lt;&gt;&quot;&quot;)*(COUNTA([.$A$2:.$A$50]) - [.C10:.Z10] + 1))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29" table:formula="of:=SUMPRODUCT(([.C12:.Z12]&lt;&gt;&quot;&quot;)*(COUNTA([.$A$2:.$A$50]) - [.C12:.Z12] + 1))" table:style-name="ce1">
            <text:p>29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54" table:formula="of:=SUMPRODUCT(([.C13:.Z13]&lt;&gt;&quot;&quot;)*(COUNTA([.$A$2:.$A$50]) - [.C13:.Z13] + 1))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38" table:formula="of:=SUMPRODUCT(([.C14:.Z14]&lt;&gt;&quot;&quot;)*(COUNTA([.$A$2:.$A$50]) - [.C14:.Z14] + 1))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27" table:formula="of:=SUMPRODUCT(([.C15:.Z15]&lt;&gt;&quot;&quot;)*(COUNTA([.$A$2:.$A$50]) - [.C15:.Z15] + 1))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7" table:formula="of:=SUMPRODUCT(([.C16:.Z16]&lt;&gt;&quot;&quot;)*(COUNTA([.$A$2:.$A$50]) - [.C16:.Z16] + 1))" table:style-name="ce1">
            <text:p>2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42" table:formula="of:=SUMPRODUCT(([.C17:.Z17]&lt;&gt;&quot;&quot;)*(COUNTA([.$A$2:.$A$50]) - [.C17:.Z17] + 1))" table:style-name="ce1">
            <text:p>4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Сообщения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51" table:formula="of:=SUM([.C7:.E7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35.699999999999996" table:formula="of:=SUM([.C8:.E8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51" table:formula="of:=SUM([.C9:.E9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45.9" table:formula="of:=SUM([.C10:.E10])*COUNTA([.$A$2:.$A$50])*0.6" table:style-name="ce1">
            <text:p>45,9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0.799999999999997" table:formula="of:=SUM([.C13:.E13])*COUNTA([.$A$2:.$A$50])*0.6" table:style-name="ce1">
            <text:p>40,8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35.699999999999996" table:formula="of:=SUM([.C16:.E16])*COUNTA([.$A$2:.$A$50])*0.6" table:style-name="ce1">
            <text:p>35,7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Лабы" table:style-name="ta2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25.5" table:formula="of:=SUM([.C2:.E2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3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25.5" table:formula="of:=SUM([.C6:.E6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25.5" table:formula="of:=SUM([.C10:.E10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25.5" table:formula="of:=SUM([.C15:.E15])*COUNTA([.$A$2:.$A$50])*0.3" table:style-name="ce1">
            <text:p>25,5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22.098299999999998" table:formula="of:=SUM([.C16:.E16])*COUNTA([.$A$2:.$A$50])*0.3" table:style-name="ce1">
            <text:p>22,0983</text:p>
          </table:table-cell>
          <table:table-cell office:value-type="float" office:value="4.3330000000000002" table:style-name="ce1">
            <text:p>4,3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F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cf2" style:family="table-cell" style:data-style-name="N0">
      <style:table-cell-properties fo:background-color="#00B050"/>
    </style:style>
    <style:style style:name="cf3" style:family="table-cell" style:data-style-name="N0">
      <style:table-cell-properties fo:background-color="#92D050"/>
    </style:style>
    <style:style style:name="cf4" style:family="table-cell" style:data-style-name="N0">
      <style:table-cell-properties fo:background-color="#FFC000"/>
    </style:style>
    <style:style style:name="cf5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Тимурка Дикий</meta:initial-creator>
    <dc:creator>Анисова Наташа</dc:creator>
    <meta:creation-date>2024-10-22T21:18:19Z</meta:creation-date>
    <dc:date>2024-11-17T15:45:46Z</dc:date>
    <meta:print-date>2024-11-07T15:56:20Z</meta:print-date>
    <meta:editing-cycles>5</meta:editing-cycles>
    <meta:editing-duration>PT759S</meta:editing-duration>
  </office:meta>
</office:document-meta>
</file>